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adcf5" officeooo:paragraph-rsid="000adcf5"/>
    </style:style>
    <style:style style:name="P2" style:family="paragraph" style:parent-style-name="Standard">
      <style:text-properties officeooo:rsid="000adcf5" officeooo:paragraph-rsid="000adf4e"/>
    </style:style>
    <style:style style:name="P3" style:family="paragraph" style:parent-style-name="Standard">
      <style:text-properties fo:font-weight="bold" officeooo:rsid="000adcf5" officeooo:paragraph-rsid="000adf4e" style:font-weight-asian="bold" style:font-weight-complex="bold"/>
    </style:style>
    <style:style style:name="P4" style:family="paragraph" style:parent-style-name="Standard">
      <style:text-properties fo:font-weight="bold" officeooo:rsid="000adf4e" officeooo:paragraph-rsid="000adf4e" style:font-weight-asian="bold" style:font-weight-complex="bold"/>
    </style:style>
    <style:style style:name="P5" style:family="paragraph" style:parent-style-name="Standard">
      <style:text-properties officeooo:rsid="000adcf5" officeooo:paragraph-rsid="000adcf5"/>
    </style:style>
    <style:style style:name="P6" style:family="paragraph" style:parent-style-name="Standard" style:list-style-name="L1">
      <style:text-properties officeooo:rsid="000e95fa" officeooo:paragraph-rsid="000e95fa"/>
    </style:style>
    <style:style style:name="T1" style:family="text">
      <style:text-properties officeooo:rsid="000b5026"/>
    </style:style>
    <style:style style:name="T2" style:family="text">
      <style:text-properties officeooo:rsid="000c30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alling devel tools:</text:p>
      <text:p text:style-name="P3"/>
      <text:p text:style-name="P2">Sudo apt-get install python python-dev python-pip libboost-thread-dev libperl-dev libgtk2.0-dev <text:span text:style-name="T2">libboost-python-dev</text:span></text:p>
      <text:p text:style-name="P1"/>
      <text:p text:style-name="P1">pip install bluez gatt <text:span text:style-name="T1">gattlib</text:span></text:p>
      <text:p text:style-name="P1"/>
      <text:p text:style-name="P1"/>
      <text:p text:style-name="P1"/>
      <text:list xml:id="list3246021283" text:style-name="L1">
        <text:list-item>
          <text:p text:style-name="P6">Comm. Using unix sockets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6:27:23.854487472</meta:creation-date>
    <dc:date>2017-11-21T10:12:56.408716862</dc:date>
    <meta:editing-duration>PT10M17S</meta:editing-duration>
    <meta:editing-cycles>5</meta:editing-cycles>
    <meta:generator>LibreOffice/5.4.1.2$Linux_X86_64 LibreOffice_project/40m0$Build-2</meta:generator>
    <meta:document-statistic meta:table-count="0" meta:image-count="0" meta:object-count="0" meta:page-count="1" meta:paragraph-count="5" meta:word-count="24" meta:character-count="194" meta:non-whitespace-character-count="176"/>
  </office:meta>
</office:document-meta>
</file>